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 style:list-style-name="L1">
      <style:paragraph-properties fo:text-align="start" style:justify-single-word="false"/>
      <style:text-properties officeooo:rsid="006cdce2" officeooo:paragraph-rsid="006cdce2"/>
    </style:style>
    <style:style style:name="P29" style:family="paragraph" style:parent-style-name="List_20_Paragraph" style:list-style-name="L2">
      <style:paragraph-properties fo:text-align="start" style:justify-single-word="false"/>
      <style:text-properties officeooo:rsid="005f32b3" officeooo:paragraph-rsid="005f32b3"/>
    </style:style>
    <style:style style:name="P30" style:family="paragraph" style:parent-style-name="List_20_Paragraph" style:list-style-name="L2">
      <style:paragraph-properties fo:text-align="start" style:justify-single-word="false"/>
      <style:text-properties officeooo:rsid="0062ec45" officeooo:paragraph-rsid="0062ec45"/>
    </style:style>
    <style:style style:name="P31" style:family="paragraph" style:parent-style-name="List_20_Paragraph" style:list-style-name="L2">
      <style:paragraph-properties fo:text-align="start" style:justify-single-word="false"/>
      <style:text-properties officeooo:rsid="00606dcf" officeooo:paragraph-rsid="00606dcf"/>
    </style:style>
    <style:style style:name="P32" style:family="paragraph" style:parent-style-name="List_20_Paragraph" style:list-style-name="L2">
      <style:paragraph-properties fo:text-align="start" style:justify-single-word="false"/>
      <style:text-properties officeooo:rsid="0062192b" officeooo:paragraph-rsid="0062192b"/>
    </style:style>
    <style:style style:name="P33" style:family="paragraph" style:parent-style-name="List_20_Paragraph" style:list-style-name="L2">
      <style:paragraph-properties fo:text-align="start" style:justify-single-word="false"/>
      <style:text-properties officeooo:rsid="006699f0" officeooo:paragraph-rsid="006699f0"/>
    </style:style>
    <style:style style:name="P34" style:family="paragraph" style:parent-style-name="List_20_Paragraph" style:list-style-name="L3">
      <style:paragraph-properties fo:text-align="start" style:justify-single-word="false"/>
      <style:text-properties officeooo:rsid="005a11fe" officeooo:paragraph-rsid="005a11fe"/>
    </style:style>
    <style:style style:name="P3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36" style:family="paragraph" style:parent-style-name="List_20_Paragraph" style:list-style-name="L3">
      <style:paragraph-properties fo:text-align="start" style:justify-single-word="false"/>
      <style:text-properties officeooo:rsid="005b1bef" officeooo:paragraph-rsid="005b1bef"/>
    </style:style>
    <style:style style:name="P37" style:family="paragraph" style:parent-style-name="List_20_Paragraph" style:list-style-name="L3">
      <style:paragraph-properties fo:text-align="start" style:justify-single-word="false"/>
      <style:text-properties officeooo:rsid="005b9576" officeooo:paragraph-rsid="005b9576"/>
    </style:style>
    <style:style style:name="P38" style:family="paragraph" style:parent-style-name="List_20_Paragraph" style:list-style-name="L3">
      <style:paragraph-properties fo:text-align="start" style:justify-single-word="false"/>
      <style:text-properties officeooo:rsid="005c33c6" officeooo:paragraph-rsid="005c33c6"/>
    </style:style>
    <style:style style:name="P39" style:family="paragraph" style:parent-style-name="List_20_Paragraph" style:list-style-name="L4">
      <style:paragraph-properties fo:text-align="start" style:justify-single-word="false"/>
      <style:text-properties officeooo:rsid="005118d4" officeooo:paragraph-rsid="005118d4"/>
    </style:style>
    <style:style style:name="P40" style:family="paragraph" style:parent-style-name="List_20_Paragraph" style:list-style-name="L4">
      <style:paragraph-properties fo:text-align="start" style:justify-single-word="false"/>
      <style:text-properties officeooo:rsid="00512b09" officeooo:paragraph-rsid="00512b09"/>
    </style:style>
    <style:style style:name="P41" style:family="paragraph" style:parent-style-name="List_20_Paragraph" style:list-style-name="L4">
      <style:paragraph-properties fo:text-align="start" style:justify-single-word="false"/>
      <style:text-properties officeooo:rsid="0052102c" officeooo:paragraph-rsid="0052102c"/>
    </style:style>
    <style:style style:name="P42" style:family="paragraph" style:parent-style-name="List_20_Paragraph" style:list-style-name="L4">
      <style:paragraph-properties fo:text-align="start" style:justify-single-word="false"/>
      <style:text-properties officeooo:rsid="00567e20" officeooo:paragraph-rsid="00567e20"/>
    </style:style>
    <style:style style:name="P43" style:family="paragraph" style:parent-style-name="List_20_Paragraph" style:list-style-name="L5">
      <style:text-properties officeooo:rsid="002b644d" officeooo:paragraph-rsid="002b644d"/>
    </style:style>
    <style:style style:name="P44" style:family="paragraph" style:parent-style-name="List_20_Paragraph" style:list-style-name="L5">
      <style:paragraph-properties fo:margin-left="0in" fo:margin-right="0in" fo:text-indent="0in" style:auto-text-indent="false"/>
      <style:text-properties officeooo:rsid="00492b25" officeooo:paragraph-rsid="00492b25"/>
    </style:style>
    <style:style style:name="P45" style:family="paragraph" style:parent-style-name="List_20_Paragraph" style:list-style-name="L6">
      <style:text-properties officeooo:rsid="00492b25" officeooo:paragraph-rsid="00492b25"/>
    </style:style>
    <style:style style:name="P46" style:family="paragraph" style:parent-style-name="List_20_Paragraph" style:list-style-name="L6">
      <style:text-properties officeooo:rsid="002a1919" officeooo:paragraph-rsid="002a1919"/>
    </style:style>
    <style:style style:name="P47" style:family="paragraph" style:parent-style-name="List_20_Paragraph" style:list-style-name="L6">
      <style:text-properties officeooo:rsid="002a1919" officeooo:paragraph-rsid="002c1abb"/>
    </style:style>
    <style:style style:name="P48" style:family="paragraph" style:parent-style-name="List_20_Paragraph" style:list-style-name="L6">
      <style:text-properties officeooo:rsid="003380d8" officeooo:paragraph-rsid="003380d8"/>
    </style:style>
    <style:style style:name="P49" style:family="paragraph" style:parent-style-name="List_20_Paragraph" style:list-style-name="L6">
      <style:text-properties officeooo:rsid="004b39f7" officeooo:paragraph-rsid="004b39f7"/>
    </style:style>
    <style:style style:name="P50" style:family="paragraph" style:parent-style-name="List_20_Paragraph" style:list-style-name="L6">
      <style:text-properties officeooo:rsid="0034b4de" officeooo:paragraph-rsid="0034b4de"/>
    </style:style>
    <style:style style:name="P51" style:family="paragraph" style:parent-style-name="List_20_Paragraph" style:list-style-name="L7">
      <style:text-properties officeooo:rsid="0025a843" officeooo:paragraph-rsid="0027588f"/>
    </style:style>
    <style:style style:name="P52" style:family="paragraph" style:parent-style-name="List_20_Paragraph" style:list-style-name="L8">
      <style:text-properties officeooo:paragraph-rsid="0027588f"/>
    </style:style>
    <style:style style:name="P53" style:family="paragraph" style:parent-style-name="List_20_Paragraph" style:list-style-name="L8">
      <style:text-properties officeooo:rsid="004860f5" officeooo:paragraph-rsid="004860f5"/>
    </style:style>
    <style:style style:name="P54" style:family="paragraph" style:parent-style-name="List_20_Paragraph" style:list-style-name="L9">
      <style:text-properties officeooo:paragraph-rsid="001f3efc"/>
    </style:style>
    <style:style style:name="P55" style:family="paragraph" style:parent-style-name="List_20_Paragraph" style:list-style-name="L9">
      <style:text-properties officeooo:rsid="00460db4" officeooo:paragraph-rsid="00460db4"/>
    </style:style>
    <style:style style:name="P56" style:family="paragraph" style:parent-style-name="List_20_Paragraph" style:list-style-name="L11">
      <style:text-properties officeooo:rsid="00460db4" officeooo:paragraph-rsid="00460db4"/>
    </style:style>
    <style:style style:name="P57" style:family="paragraph" style:parent-style-name="List_20_Paragraph" style:list-style-name="L9">
      <style:text-properties officeooo:rsid="0047bf5d" officeooo:paragraph-rsid="0047bf5d"/>
    </style:style>
    <style:style style:name="P58" style:family="paragraph" style:parent-style-name="List_20_Paragraph" style:list-style-name="L10">
      <style:text-properties officeooo:paragraph-rsid="001f3efc"/>
    </style:style>
    <style:style style:name="P59" style:family="paragraph" style:parent-style-name="List_20_Paragraph" style:list-style-name="L10">
      <style:text-properties officeooo:rsid="004724a1" officeooo:paragraph-rsid="004724a1"/>
    </style:style>
    <style:style style:name="P60" style:family="paragraph" style:parent-style-name="List_20_Paragraph" style:list-style-name="L10">
      <style:text-properties officeooo:rsid="004f74ad" officeooo:paragraph-rsid="004f74ad"/>
    </style:style>
    <style:style style:name="P61" style:family="paragraph" style:parent-style-name="List_20_Paragraph" style:list-style-name="L11">
      <style:text-properties officeooo:paragraph-rsid="0020acc2"/>
    </style:style>
    <style:style style:name="P62" style:family="paragraph" style:parent-style-name="List_20_Paragraph" style:list-style-name="L11">
      <style:text-properties officeooo:rsid="0020acc2" officeooo:paragraph-rsid="0020acc2"/>
    </style:style>
    <style:style style:name="P63" style:family="paragraph" style:parent-style-name="List_20_Paragraph" style:list-style-name="L11">
      <style:text-properties officeooo:rsid="001f3efc" officeooo:paragraph-rsid="0020acc2"/>
    </style:style>
    <style:style style:name="P64" style:family="paragraph" style:parent-style-name="List_20_Paragraph" style:list-style-name="L12">
      <style:text-properties officeooo:rsid="001e7f9a" officeooo:paragraph-rsid="002bbda0"/>
    </style:style>
    <style:style style:name="P65" style:family="paragraph" style:parent-style-name="List_20_Paragraph" style:list-style-name="L12">
      <style:text-properties officeooo:rsid="001e7f9a" officeooo:paragraph-rsid="003d58ff"/>
    </style:style>
    <style:style style:name="P66" style:family="paragraph" style:parent-style-name="List_20_Paragraph" style:list-style-name="L13">
      <style:text-properties officeooo:rsid="001e7f9a" officeooo:paragraph-rsid="003a681f"/>
    </style:style>
    <style:style style:name="P67" style:family="paragraph" style:parent-style-name="List_20_Paragraph" style:list-style-name="L12">
      <style:text-properties officeooo:rsid="0040ed76" officeooo:paragraph-rsid="0040ed76"/>
    </style:style>
    <style:style style:name="P68" style:family="paragraph" style:parent-style-name="List_20_Paragraph" style:list-style-name="L13">
      <style:text-properties officeooo:paragraph-rsid="001e7f9a"/>
    </style:style>
    <style:style style:name="P69" style:family="paragraph" style:parent-style-name="List_20_Paragraph" style:list-style-name="L13">
      <style:text-properties officeooo:paragraph-rsid="003a681f"/>
    </style:style>
    <style:style style:name="P70" style:family="paragraph" style:parent-style-name="List_20_Paragraph" style:list-style-name="L13">
      <style:text-properties officeooo:rsid="003e1592" officeooo:paragraph-rsid="003e1592"/>
    </style:style>
    <style:style style:name="P7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72" style:family="paragraph" style:parent-style-name="List_20_Paragraph" style:list-style-name="L14">
      <style:paragraph-properties fo:text-align="start" style:justify-single-word="false"/>
      <style:text-properties officeooo:rsid="006fcdab" officeooo:paragraph-rsid="006fcdab"/>
    </style:style>
    <style:style style:name="P73" style:family="paragraph" style:parent-style-name="List_20_Paragraph" style:list-style-name="L14">
      <style:paragraph-properties fo:text-align="start" style:justify-single-word="false"/>
      <style:text-properties officeooo:rsid="0070744e" officeooo:paragraph-rsid="0070744e"/>
    </style:style>
    <style:style style:name="P74" style:family="paragraph" style:parent-style-name="List_20_Paragraph" style:list-style-name="L14">
      <style:paragraph-properties fo:text-align="start" style:justify-single-word="false"/>
      <style:text-properties officeooo:rsid="0071eb93" officeooo:paragraph-rsid="0071eb93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eekly Update #5</text:p>
      <text:p text:style-name="P71">10/16/2022</text:p>
      <text:p text:style-name="P71">Hours: 3</text:p>
      <text:list xml:id="list1108449396" text:style-name="L14">
        <text:list-item>
          <text:p text:style-name="P72">Added row double click to view transaction details on each row of table</text:p>
        </text:list-item>
        <text:list-item>
          <text:p text:style-name="P72">Back buttons on each tab so users can go to and from</text:p>
          <text:list>
            <text:list-item>
              <text:p text:style-name="P72">Financial</text:p>
            </text:list-item>
            <text:list-item>
              <text:p text:style-name="P72">View Transaction</text:p>
            </text:list-item>
            <text:list-item>
              <text:p text:style-name="P72">Create Transactions</text:p>
            </text:list-item>
          </text:list>
        </text:list-item>
        <text:list-item>
          <text:p text:style-name="P72">Created new table to work on user debt storage</text:p>
        </text:list-item>
        <text:list-item>
          <text:p text:style-name="P72">Little bit of CSS here and there (Website still looks ugly though)</text:p>
        </text:list-item>
        <text:list-item>
          <text:p text:style-name="P73">Fixed a bug where the page would load before making the API call to get the group information</text:p>
          <text:list>
            <text:list-item>
              <text:p text:style-name="P73">(Just made mounted async and added awaits to gathering information)</text:p>
            </text:list-item>
          </text:list>
        </text:list-item>
        <text:list-item>
          <text:p text:style-name="P74">Created user Debt route in API</text:p>
        </text:list-item>
        <text:list-item>
          <text:p text:style-name="P74">Next steps are to add debt on each transaction and then be able to view what you owe on each transaction</text:p>
        </text:list-item>
      </text:list>
      <text:p text:style-name="P71"/>
      <text:p text:style-name="P27">10/15/2022</text:p>
      <text:p text:style-name="P27">Hours: 3</text:p>
      <text:list xml:id="list616091367" text:style-name="L1">
        <text:list-item>
          <text:p text:style-name="P28">Users can now create transactions</text:p>
        </text:list-item>
        <text:list-item>
          <text:p text:style-name="P28">Transactions popup in list in financial dashboard</text:p>
        </text:list-item>
        <text:list-item>
          <text:p text:style-name="P28">Transaction routes set up</text:p>
        </text:list-item>
      </text:list>
      <text:p text:style-name="P25"/>
      <text:p text:style-name="P26">10/15/2022</text:p>
      <text:p text:style-name="P26">Hours: 3</text:p>
      <text:list xml:id="list1975203857" text:style-name="L2">
        <text:list-item>
          <text:p text:style-name="P29">Admin tab skeleton made</text:p>
          <text:list>
            <text:list-item>
              <text:p text:style-name="P29">Allows users to invite other members to the group</text:p>
            </text:list-item>
            <text:list-item>
              <text:p text:style-name="P30">New Api route to invite users to a group</text:p>
            </text:list-item>
          </text:list>
        </text:list-item>
        <text:list-item>
          <text:p text:style-name="P31">Groundwork done to allow users to switch between different views in their group tab</text:p>
        </text:list-item>
        <text:list-item>
          <text:p text:style-name="P32">Spent some time trying to consolidate all api calls to their own individual files</text:p>
          <text:list>
            <text:list-item>
              <text:p text:style-name="P32">Had issues with this</text:p>
              <text:list>
                <text:list-item>
                  <text:p text:style-name="P32">Kept returning a promise instead of the actual data I wanted so none of the pages loaded</text:p>
                </text:list-item>
                <text:list-item>
                  <text:p text:style-name="P32">Will revisit this issue later</text:p>
                </text:list-item>
              </text:list>
            </text:list-item>
          </text:list>
        </text:list-item>
        <text:list-item>
          <text:p text:style-name="P33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1438912594" text:style-name="L3">
        <text:list-item>
          <text:p text:style-name="P34">Created an area to add transactions</text:p>
          <text:list>
            <text:list-item>
              <text:p text:style-name="P36">Dynamic for <text:span text:style-name="T13">adding multiple amounts to different people</text:span></text:p>
            </text:list-item>
          </text:list>
        </text:list-item>
        <text:list-item>
          <text:p text:style-name="P34">Created table to hold transactions</text:p>
        </text:list-item>
        <text:list-item>
          <text:p text:style-name="P34">Started setting up routes for finances</text:p>
          <text:list>
            <text:list-item>
              <text:p text:style-name="P34">( I think this is mostly done)</text:p>
            </text:list-item>
          </text:list>
        </text:list-item>
        <text:list-item>
          <text:p text:style-name="P37">Navbar created in group dashboard</text:p>
          <text:list>
            <text:list-item>
              <text:p text:style-name="P38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2996252455" text:style-name="L4">
        <text:list-item>
          <text:p text:style-name="P39">Working on financial section now</text:p>
          <text:list>
            <text:list-item>
              <text:p text:style-name="P40"><text:soft-page-break/>Currently have bare-bones page passed along the groupID and each of the group members info</text:p>
            </text:list-item>
            <text:list-item>
              <text:p text:style-name="P41">Debating about how to handle data <text:span text:style-name="T12">in this section</text:span></text:p>
            </text:list-item>
          </text:list>
        </text:list-item>
        <text:list-item>
          <text:p text:style-name="P39">Added userinfo table to store names, contact info, etc..</text:p>
          <text:list>
            <text:list-item>
              <text:p text:style-name="P42">When entering group dashboard</text:p>
              <text:list>
                <text:list-item>
                  <text:p text:style-name="P42">Automatically checks if user already entered into userinfo table</text:p>
                  <text:list>
                    <text:list-item>
                      <text:p text:style-name="P42">if not then creates an entry</text:p>
                    </text:list-item>
                    <text:list-item>
                      <text:p text:style-name="P42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added financial table to store transactions</text:p>
        </text:list-item>
        <text:list-item>
          <text:p text:style-name="P39">API routes to access userinfo</text:p>
          <text:list>
            <text:list-item>
              <text:p text:style-name="P39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144635791" text:style-name="L5">
        <text:list-item>
          <text:p text:style-name="P43">Front end now allows you to select current group and go to it (Barren view currently)</text:p>
        </text:list-item>
        <text:list-item>
          <text:p text:style-name="P43">Set up initial dashboard area <text:span text:style-name="T10">API</text:span> calls <text:span text:style-name="T11">for group</text:span></text:p>
        </text:list-item>
        <text:list-item>
          <text:p text:style-name="P43">After selecting group you are sent to new page along with groupID prop that you can use to pull group data</text:p>
          <text:list>
            <text:list-item>
              <text:p text:style-name="P43">Members info</text:p>
            </text:list-item>
            <text:list-item>
              <text:p text:style-name="P43">Group info</text:p>
            </text:list-item>
            <text:list-item>
              <text:p text:style-name="P43">Set up another <text:span text:style-name="T9">API</text:span> route to allow finding members from specific groupID</text:p>
            </text:list-item>
          </text:list>
          <text:p text:style-name="P44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683301505" text:style-name="L6">
        <text:list-item>
          <text:p text:style-name="P46">Added section to front end that will allow users to create, join, and go to your current groups</text:p>
        </text:list-item>
        <text:list-item>
          <text:p text:style-name="P47">Changed a table and a couple columns containing user data in database </text:p>
          <text:list>
            <text:list-item>
              <text:p text:style-name="P47">(realized that current table setup did now allow me to record group member names)</text:p>
            </text:list-item>
          </text:list>
        </text:list-item>
        <text:list-item>
          <text:p text:style-name="P48">Created rough templates of how group area would look (Figma.com)</text:p>
        </text:list-item>
        <text:list-item>
          <text:p text:style-name="P49">Logbook and Schematics pushed in git repo now instead of separate file storage</text:p>
        </text:list-item>
        <text:list-item>
          <text:p text:style-name="P50">Edited multiple routes on <text:span text:style-name="T8">API</text:span></text:p>
          <text:list>
            <text:list-item>
              <text:p text:style-name="P45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2760956181" text:style-name="L7">
        <text:list-item>
          <text:p text:style-name="P51">Kind of had to redesign how I was setting up the database to handle groups now that I have user accounts working</text:p>
        </text:list-item>
        <text:list-item>
          <text:p text:style-name="P51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3018556256" text:style-name="L8">
        <text:list-item>
          <text:p text:style-name="P52"><text:soft-page-break/>Creating a group automatically makes next call to add user to the group</text:p>
        </text:list-item>
        <text:list-item>
          <text:p text:style-name="P52">Navbar, login, logout, baren roommate dashboard with ugly white background</text:p>
        </text:list-item>
        <text:list-item>
          <text:p text:style-name="P52">Once you log in, all groups related to you are pulled in and seen</text:p>
        </text:list-item>
        <text:list-item>
          <text:p text:style-name="P53">API routes more modular</text:p>
          <text:list>
            <text:list-item>
              <text:p text:style-name="P53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980973429" text:style-name="L9">
        <text:list-item>
          <text:p text:style-name="P54">Get unique key from each user</text:p>
        </text:list-item>
        <text:list-item>
          <text:p text:style-name="P54">Began implementing some routes in Node API</text:p>
        </text:list-item>
        <text:list-item>
          <text:p text:style-name="P55">Updated README with useful information and commands</text:p>
        </text:list-item>
        <text:list-item>
          <text:p text:style-name="P57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1154452804" text:style-name="L10">
        <text:list-item>
          <text:p text:style-name="P58">User accounts working <text:span text:style-name="T3">(Can log in with google accounts)</text:span></text:p>
        </text:list-item>
        <text:list-item>
          <text:p text:style-name="P58">Log in </text:p>
        </text:list-item>
        <text:list-item>
          <text:p text:style-name="P58">Log out</text:p>
        </text:list-item>
        <text:list-item>
          <text:p text:style-name="P59">Found NPM software to auto restart Node API when saving file</text:p>
        </text:list-item>
        <text:list-item>
          <text:p text:style-name="P60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901396946" text:style-name="L11">
        <text:list-item>
          <text:p text:style-name="P61">Re-made git library</text:p>
        </text:list-item>
        <text:list-item>
          <text:p text:style-name="P62">Re-made vue project</text:p>
        </text:list-item>
        <text:list-item>
          <text:p text:style-name="P61"><text:span text:style-name="T2">E</text:span>nvironment match with my production environment</text:p>
        </text:list-item>
        <text:list-item>
          <text:p text:style-name="P61">Git pushes on master branch will auto build on production</text:p>
        </text:list-item>
        <text:list-item>
          <text:p text:style-name="P63">Routes work on both production and local dev environment</text:p>
        </text:list-item>
        <text:list-item>
          <text:p text:style-name="P62">Set up proxy to work with local API</text:p>
        </text:list-item>
        <text:list-item>
          <text:p text:style-name="P56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3605031327" text:style-name="L12">
        <text:list-item>
          <text:p text:style-name="P64">issues getting the server to run</text:p>
        </text:list-item>
        <text:list-item>
          <text:p text:style-name="P65">I tried to set up just a test database to pull data from using postgresql </text:p>
        </text:list-item>
        <text:list-item>
          <text:p text:style-name="P64">learning to use node as an api for the database</text:p>
        </text:list-item>
        <text:list-item>
          <text:p text:style-name="P67">set up a few test routes and test pulled data from the database</text:p>
        </text:list-item>
      </text:list>
      <text:p text:style-name="P2"/>
      <text:p text:style-name="P2">9/18/2022</text:p>
      <text:p text:style-name="P21"><text:soft-page-break/>Hours: 3</text:p>
      <text:list xml:id="list1085803629" text:style-name="L13">
        <text:list-item>
          <text:p text:style-name="P68">I had issues getting my github to let me log in</text:p>
        </text:list-item>
        <text:list-item>
          <text:p text:style-name="P70">Initial Vue project created</text:p>
        </text:list-item>
        <text:list-item>
          <text:p text:style-name="P68">It took me a little while to get a functional test running</text:p>
        </text:list-item>
        <text:list-item>
          <text:p text:style-name="P69">I had several issues getting the database to run</text:p>
        </text:list-item>
        <text:list-item>
          <text:p text:style-name="P66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5.2$Linux_X86_64 LibreOffice_project/30$Build-2</meta:generator>
    <dc:date>2022-10-16T15:55:44.060111946</dc:date>
    <meta:editing-duration>PT1H27M34S</meta:editing-duration>
    <meta:editing-cycles>75</meta:editing-cycles>
    <meta:document-statistic meta:table-count="0" meta:image-count="0" meta:object-count="0" meta:page-count="4" meta:paragraph-count="121" meta:word-count="939" meta:character-count="4843" meta:non-whitespace-character-count="4106"/>
  </office:meta>
</office:document-meta>
</file>